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65" calcext:value-type="float">
            <text:p>965</text:p>
          </table:table-cell>
          <table:table-cell table:style-name="ce7" table:formula="of:=COUNTIF([.B7:.B1095];&quot;X&quot;)" office:value-type="float" office:value="827" calcext:value-type="float">
            <text:p>827</text:p>
          </table:table-cell>
          <table:table-cell table:style-name="ce7" table:formula="of:=COUNTIF([.C7:.C1095];&quot;X&quot;)" office:value-type="float" office:value="17" calcext:value-type="float">
            <text:p>17</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9" calcext:value-type="float">
            <text:p>109</text:p>
          </table:table-cell>
          <table:table-cell table:style-name="ce25" table:formula="of:=SUM([.B2:.F2])" office:value-type="float" office:value="1026" calcext:value-type="float">
            <text:p>102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5">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3" table:number-rows-repeated="8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3">00/00/0000</text:date>, <text:time style:data-style-name="N2" text:time-value="21:49:40.4046050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03T21:51:17.723373067</dc:date>
    <meta:editing-duration>P1DT2H44M22S</meta:editing-duration>
    <meta:editing-cycles>963</meta:editing-cycles>
    <meta:document-statistic meta:table-count="1" meta:cell-count="5814" meta:object-count="0"/>
  </office:meta>
</office:document-meta>
</file>